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0"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5" style:family="paragraph" style:parent-style-name="Text_20_body">
      <style:text-properties fo:language="ru" fo:country="RU"/>
    </style:style>
    <style:style style:name="P126" style:family="paragraph" style:parent-style-name="Text_20_body">
      <style:text-properties fo:language="en" fo:country="US"/>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justify"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5" style:family="paragraph" style:parent-style-name="Text_20_body">
      <style:paragraph-properties fo:margin-left="0cm" fo:margin-right="0cm" fo:text-align="center" style:justify-single-word="false" fo:text-indent="0cm" style:auto-text-indent="false"/>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Footnote">
      <style:paragraph-properties fo:margin-left="0cm" fo:margin-right="0cm" fo:text-indent="0cm" style:auto-text-indent="false"/>
      <style:text-properties fo:language="en" fo:country="US"/>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Footnote">
      <style:text-properties fo:font-style="normal" style:font-style-asian="normal" style:font-style-complex="normal"/>
    </style:style>
    <style:style style:name="P143" style:family="paragraph" style:parent-style-name="Text_20_body">
      <style:paragraph-properties loext:contextual-spacing="false" fo:margin-top="0cm" fo:margin-bottom="0.212cm" fo:text-align="justify" style:justify-single-word="false"/>
      <style:text-properties fo:language="en" fo:country="US"/>
    </style:style>
    <style:style style:name="P144" style:family="paragraph" style:parent-style-name="Standard">
      <style:text-properties fo:font-style="italic" style:font-style-asian="italic" style:font-style-complex="italic"/>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Heading_20_1">
      <style:paragraph-properties fo:margin-left="0cm" fo:margin-right="0cm" fo:text-align="center" style:justify-single-word="false" fo:text-indent="0.499cm" style:auto-text-indent="false"/>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fo:font-weight="normal" fo:background-color="transparent" style:font-style-asian="normal" style:font-weight-asian="normal" style:font-style-complex="normal" style:font-weight-complex="normal" loext:char-shading-value="0"/>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style-complex="normal" style:font-weight-complex="normal" loext:char-shading-value="0"/>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lt;Добавить эпизод подбора снаряги перед опасным заданием&gt;</text:p>
      <text:p text:style-name="P58">&lt;Глава в Понивилле — знакомство с Дэш. Анон чухает пегаску по холке и хлопает по крупу. Она говорит ему, что не любит ждать&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2">Таймлайн <text:span text:style-name="T11">(</text:span>события через 10 лет после Обмена): </text:p>
      <text:p text:style-name="P82">Год 2143 ПВ <text:span text:style-name="T11">(AU -?)</text:span></text:p>
      <text:p text:style-name="P82"><text:span text:style-name="T11">20-</text:span>е апреля — Юджин «прыгает» с крыши (неудачная попытка заклинания последнего шанса)</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2">29-е мая — встреча с Индиго. Прогулка с Селестией по парку. Муравьи под накрупником</text:p>
      <text:p text:style-name="P82">30-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1">&lt;</text:span>7<text:span text:style-name="T11">-</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11">&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pan text:style-name="T11">&lt;</text:span>28-е июня<text:span text:style-name="T11"> </text:span>- попытка отослать письмо Селестии через Спайка</text:p>
      <text:p text:style-name="P82">30-е июня — выезд из Понивилля</text:p>
      <text:p text:style-name="P82">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1"> </text:span>Провал Груммингтона. Отбытие с Груммингтона</text:p>
      <text:p text:style-name="P82"><text:span text:style-name="T11">&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1">[</text:span>21-е июля<text:span text:style-name="T11">]</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
      <text:h text:style-name="Heading_20_2" text:outline-level="2"><text:soft-page-break/>Прочитанные фанфики</text:h>
      <text:h text:style-name="Heading_20_3" text:outline-level="3">Эпичные</text:h>
      <text:p text:style-name="P125">Обмен ( <text:a xlink:type="simple" xlink:href="https://darkpony.ru/obmen/" text:style-name="Internet_20_link" text:visited-style-name="Visited_20_Internet_20_Link">https://darkpony.ru/obmen/</text:a> )</text:p>
      <text:p text:style-name="P126">I Dream Of Luna</text:p>
      <text:p text:style-name="P125">Розовые глазки</text:p>
      <text:p text:style-name="P126">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3"/>
      <text:h text:style-name="Heading_20_2" text:outline-level="2">Идеи</text:h>
      <text:list xml:id="list4774303706518869143" text:style-name="L1">
        <text:list-item>
          <text:p text:style-name="P151">Книги:</text:p>
        </text:list-item>
      </text:list>
      <text:list xml:id="list155835859478322284" text:style-name="L2">
        <text:list-item>
          <text:p text:style-name="P152">«Великие грифоны прошлого» - из канона (5<text:span text:style-name="T11">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68">Природа Проклятий</text:span>» - обмен</text:p>
        </text:list-item>
        <text:list-item>
          <text:p text:style-name="P152"><text:span text:style-name="T68">«Магия для Чайников»</text:span> - обмен</text:p>
        </text:list-item>
        <text:list-item>
          <text:p text:style-name="P152"><text:span text:style-name="T68">«Энциклопедия Арканум»</text:span> - обмен</text:p>
        </text:list-item>
        <text:list-item>
          <text:p text:style-name="P152">«О Гейсах» - обмен</text:p>
        </text:list-item>
        <text:list-item>
          <text:p text:style-name="P152">«<text:span text:style-name="T68">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68532042495318928"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text:span text:style-name="T68">По другим данным, Селестии около 2500 лет (Обмен).</text:span></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47"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4">&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1">RnD-</text:span><text:span text:style-name="T1">зона</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79"><text:span text:style-name="T11">– Нэш, к</text:span>ак называется наш проект?</text:p>
      <text:p text:style-name="P77"><text:span text:style-name="T8">– </text:span><text:span text:style-name="T70">Дайсон.</text:span></text:p>
      <text:p text:style-name="P77"><text:span text:style-name="T8">– </text:span><text:span text:style-name="T70">Сколько тебе лет?</text:span></text:p>
      <text:p text:style-name="P77"><text:span text:style-name="T8">– </text:span><text:span text:style-name="T70">Два года с начала запуска кластера.</text:span></text:p>
      <text:p text:style-name="P77"><text:span text:style-name="T8">– </text:span><text:span text:style-name="T70">Какой сейчас год?</text:span></text:p>
      <text:p text:style-name="P77"><text:span text:style-name="T8">– </text:span><text:span text:style-name="T22">20</text:span><text:span text:style-name="T21">18</text:span><text:span text:style-name="T70">-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9"><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2">«Выживание корпорации в условиях жёсткой конкуренции с ограниченными ресурсами. Случай 16».</text:p>
      <text:p text:style-name="P92"><text:soft-page-break/>…</text:p>
      <text:p text:style-name="P92">…</text:p>
      <text:p text:style-name="P92">…</text:p>
      <text:p text:style-name="P92">Решение.</text:p>
      <text:p text:style-name="P92">…</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9">Ага, уже теплее.</text:p>
      <text:p text:style-name="P39"/>
      <text:p text:style-name="P77"><text:span text:style-name="T8">– Нэш</text:span><text:span text:style-name="T70">,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1">–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1">.</text:span></text:p>
      <text:p text:style-name="P52"/>
      <text:p text:style-name="P100">Бип-бип-бип.</text:p>
      <text:p text:style-name="P39"><text:soft-page-break/><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5">***</text:p>
      <text:p text:style-name="P135"/>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73">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9">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0">Музыка быстрая, тревожная, надорваная и печальная (Pet Shop Boys “So Hard” ?)</text:p>
      <text:p text:style-name="P30"/>
      <text:p text:style-name="P89"><text:span text:style-name="T11">&lt;</text:span><text:span text:style-name="T1">Описание полёта через Эогипп. Удивлённый взгляд Анакорна</text:span><text:span text:style-name="T11">&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1">–</text:span> Она очнулась.</text:p>
      <text:p text:style-name="P1">Сразу стало ясно три вещи.</text:p>
      <text:p text:style-name="P1"><text:soft-page-break/>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6">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text:soft-page-break/>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text:soft-page-break/>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text:soft-page-break/>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text:soft-page-break/>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1">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3">Глава IV. Пределы магии</text:p>
      <text:p text:style-name="P20"/>
      <text:p text:style-name="P23">Вашему покорному слуге известны четыре предела магии: </text:p>
      <text:list xml:id="list4846602519233263065"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8"><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8"><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text:span><text:soft-page-break/><text:span text:style-name="T11">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2">–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1">– </text:span>Не забывай, человек, я — могущественный маг и правитель Эквестрии. Ко мне нужно относиться с должным уважением!</text:p>
      <text:p text:style-name="P53"><text:span text:style-name="T11">– </text:span>А то что? Превратишь в жабу? Сошлёшь на Луну? Убьёшь нахер?</text:p>
      <text:p text:style-name="P53">Аликорница сникла. Уши её опустились.</text:p>
      <text:p text:style-name="P53"><text:span text:style-name="T11">– </text:span>Макс, не надо... Ты же знаешь, я этого не сделаю.</text:p>
      <text:p text:style-name="P53"><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3"><text:span text:style-name="T11">Аликорница уселась н</text:span>а пол <text:span text:style-name="T11">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text:soft-page-break/>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3"><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1">– </text:span>Вот, читай отсюда. <text:span text:style-name="T11">– а</text:span>ликорница подчеркнула абзац копытом.</text:p>
      <text:p text:style-name="P53"/>
      <text:p text:style-name="P54">***</text:p>
      <text:p text:style-name="P54"/>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3">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text:soft-page-break/>–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text:soft-page-break/>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4.5 Нерадивый ученик</text:h>
      <text:p text:style-name="P43"/>
      <text:p text:style-name="P34"><text:span text:style-name="T13">&lt;</text:span><text:span text:style-name="T64">Эпизод в Кантерлоте, где Луна составляет невысокое мнение об умственных способностях Макса</text:span><text:span text:style-name="T13">&gt;</text:span></text:p>
      <text:p text:style-name="P36">&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1">&gt;</text:span></text:p>
      <text:p text:style-name="P36">&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37">&lt;<text:span text:style-name="T1">Селестия лечит Макса в Кантерлоте от болячек и наркозависимости по-настоящему </text:span>(<text:span text:style-name="T1">перебирает на себя его болячки</text:span>)<text:span text:style-name="T1">.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37">&lt;<text:span text:style-name="T1">Сел показывает и даёт прочувствовать Максу корректировку орбиты Эквуса («подъём» Солнца)</text:span>&gt;</text:p>
      <text:p text:style-name="P37">&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7">&lt;Сел пытается научить Макса телепортации, и он телепортирует Агамемнона в пещеру под Кантерлотом (и учит ругательствам – в т.ч. “заебали”)&gt;</text:p>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задаче. Высвободи свою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text:soft-page-break/>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он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Она думает, я сейчас загадаю себе полцарства, корону и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глядела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дома? Если я что-то не то сказал, забей…</text:p>
      <text:p text:style-name="P53"><text:soft-page-break/>Селестия подняла голову и я увидел, что у неё текут слёзы из глаз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3">–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3">Аликорница кивнула, соглашаясь.</text:p>
      <text:p text:style-name="P53">– Теперь позволь мне начать заклинание.</text:p>
      <text:p text:style-name="P53">Аликорница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 <text:span text:style-name="T11">&lt;</text:span><text:span text:style-name="T25">Анон не успел увидеть подробности</text:span><text:span text:style-name="T11">&gt;</text:span></text:p>
      <text:p text:style-name="P53">Я открыла глаза. Мне нужно продемонстрировать Анонимусу технику левитации. Это очень просто, Анон, смотри же!</text:p>
      <text:p text:style-name="P53">Листок с рецептом взмыл в воздух, описал круг и опустился на тумбочку. Всё было сделано безукоризненно, концентрация и распределение усилий читались чётко и недвусмысленно.</text:p>
      <text:p text:style-name="P53">Я закрыла глаза.</text:p>
      <text:p text:style-name="P53"/>
      <text:p text:style-name="P53"/>
      <text:p text:style-name="P43">&lt;<text:span text:style-name="T1">Анон практически теряет себя — аликорны слишком сильные личности</text:span>&gt;</text:p>
      <text:p text:style-name="P58">&lt;Глава (вставки) с Луной: <text:span text:style-name="T11">- </text:span><text:span text:style-name="T25">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gt;</text:p>
      <text:p text:style-name="P53"/>
      <text:p text:style-name="P53"/>
      <text:p text:style-name="P53"/>
      <text:p text:style-name="P53"/>
      <text:p text:style-name="P53"/>
      <text:p text:style-name="P53"/>
      <text:p text:style-name="P53"/>
      <text:p text:style-name="P53"/>
      <text:p text:style-name="P53">Аликорница взглянула на луну, начинающую свой ежесуточный обход ночного неба.</text:p>
      <text:p text:style-name="P53"><text:soft-page-break/>– Сейчас я тебе покажу, что нет принципиальной разницы при левитации больших и малых предметов. Важна лишь способность к концентрации.</text:p>
      <text:p text:style-name="P53"><text:s/></text:p>
      <text:p text:style-name="P33">&lt;в конце главы окажется, что Сел вела урок магии с больничной койки, перенапрягаясь в магии&gt;</text:p>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43"/>
      <text:h text:style-name="P148" text:outline-level="2"><text:span text:style-name="T11">5. </text:span>Индиго</text:h>
      <text:p text:style-name="P43"/>
      <text:p text:style-name="P43">Я шёл в королевскую столовую, поигрывая <text:span text:style-name="T1">увесистой </text:span>ручкой в пальцах. С <text:span text:style-name="T19">позавчерашнего</text:span>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text:soft-page-break/>–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text:soft-page-break/>–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p>
      <text:p text:style-name="P53">&lt;<text:span text:style-name="T58">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text:soft-page-break/>–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text:soft-page-break/>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lt;<text:span text:style-name="T26">Селестия достаёт из потайной щели свиток с мыслями Селестии</text:span><text:span text:style-name="T25">`<text:tab/>`</text:span>&gt;</text:p>
      <text:p text:style-name="P53">– А о чём ты грустила?</text:p>
      <text:p text:style-name="P53"><text:soft-page-break/>–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text:soft-page-break/>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text:soft-page-break/>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47" text:outline-level="2">6. Стыд</text:h>
      <text:p text:style-name="P53">&lt;<text:span text:style-name="T89">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text:soft-page-break/>–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text:soft-page-break/>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text:soft-page-break/>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0">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1">—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1">—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1">ctg(Pi/4)-6)/(ln(e)-sin(0))</text:span></text:h>
      <text:p text:style-name="P84">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1">— оставить тебе напутствие.</text:span></text:p>
      <text:p text:style-name="P63"><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oft-page-break/><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3">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1">прекрасные создания, порядки тут з</text:span>амечательные<text:span text:style-name="T11">! Чисто, культурно, вежливо. Дворецкий </text:span><text:span text:style-name="T14">—</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text:span><text:span text:style-name="T35">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text:soft-page-break/>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text:span><text:span text:style-name="T11">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oft-page-break/><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Гложе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1">–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text:soft-page-break/>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oft-page-break/><text:span text:style-name="T11">–</text:span> А водку у вас принято пить?</text:p>
      <text:p text:style-name="P41"><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3"><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1">– Это ты называешь “дружбой”? – с </text:span>улыбкой хмыкнул<text:span text:style-name="T11"> я. – </text:span>Мне нравится твоё чувство юмора.</text:p>
      <text:p text:style-name="P53">Аликорница нахмурилась.</text:p>
      <text:p text:style-name="P53"><text:span text:style-name="T11">–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3">Копыто аликорницы закрыло мне рот прежде чем я успел договорить заветное слово.</text:p>
      <text:p text:style-name="P43"><text:soft-page-break/>–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soft-page-break/>***</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oft-page-break/><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text:span><text:soft-page-break/><text:span text:style-name="T11">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5">&lt;</text:span><text:span text:style-name="T67">Mark Knopfler - </text:span><text:span text:style-name="T66">Hill Farmer's Blues</text:span><text:span text:style-name="T45">&gt;</text:span></text:p>
      <text:p text:style-name="P45">***</text:p>
      <text:p text:style-name="P43"><text:soft-page-break/></text:p>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text:span text:style-name="T11">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text:soft-page-break/>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6">мино</text:span>тавра?</text:p>
      <text:p text:style-name="P63">– <text:s/>Тебя забрать я ему не дам. А в дядю не тыкай копытом, это невежливо! Спи уже, моя маленькая!</text:p>
      <text:p text:style-name="P63">–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text:soft-page-break/>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1">“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36"><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text:soft-page-break/>–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3"><text:span text:style-name="T11">–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text:span><text:soft-page-break/><text:span text:style-name="T16">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text:soft-page-break/>–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11">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8">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69">d.notive — Talking Flight</text:span>&gt;</text:p>
      <text:p text:style-name="P63"><text:soft-page-break/>Дата: 12.04.1003 А.С.</text:p>
      <text:p text:style-name="P63">Эксперимент: заклинание Воплощения Индрэ</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text:soft-page-break/></text:p>
      <text:p text:style-name="P63">Дата: 12.04.1003 А.С.</text:p>
      <text:p text:style-name="P63">Эксперимент: заклинание Воплощения Индрэ</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8"/>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1">– </text:span>Ты?!</text:p>
      <text:p text:style-name="P98"><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1">– М</text:span>ожет тогда, ты скажешь, что в нём пошло не так и почему к вам попал я, а не сверхаликорн?</text:p>
      <text:p text:style-name="P98"><text:span text:style-name="T11">– </text:span>Не скажу. Заклинания Стар Свирла Бородатого обычно если срабатывают, то без ошибок.</text:p>
      <text:p text:style-name="P53"><text:span text:style-name="T11">– Если </text:span>только <text:span text:style-name="T11">их правильно вызывают. – </text:span>пробурчал Спайк, возвращаясь в корзинку.</text:p>
      <text:p text:style-name="P41"><text:span text:style-name="T11">–</text:span> <text:span text:style-name="T1">Эмм. </text:span>Что он имел ввиду?</text:p>
      <text:p text:style-name="P41"><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1"><text:span text:style-name="T11">– </text:span><text:span text:style-name="T1">Да, завершилось всё препаршиво. Принцесса Луна сказала, лучше бы её обратно на Луну закинули.</text:span></text:p>
      <text:p text:style-name="P41"><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1">– </text:span><text:span text:style-name="T1">Хм. Нет.</text:span></text:p>
      <text:p text:style-name="P41"><text:span text:style-name="T11">– </text:span><text:span text:style-name="T1">А друзья?</text:span></text:p>
      <text:p text:style-name="P41"><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1">– </text:span>Привет, Эй-Джей! У тебя проблемы?</text:p>
      <text:p text:style-name="P53"><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1">–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1">–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text:soft-page-break/></text:p>
      <text:p text:style-name="P53">Собрав инструмент, я потолкал тележку назад-вперёд.</text:p>
      <text:p text:style-name="P53"><text:span text:style-name="T11">– Г</text:span>отово. Принимай работу, хозяйка!</text:p>
      <text:p text:style-name="P53">Эпплджек стиснула меня в сокрушающих объятиях.</text:p>
      <text:p text:style-name="P53"><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1">–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1">–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1">– </text:span>Свободно? <text:span text:style-name="T11">– </text:span>спросил я у единственной пони, сидящей за столиком.</text:p>
      <text:p text:style-name="P53"><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1">– <text:s/></text:span>Пирог с грибами, яишницу и чизкейк<text:span text:style-name="T11"> – </text:span>сообщил я подошедшей официантке.</text:p>
      <text:p text:style-name="P53"><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3"><text:span text:style-name="T11">–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1">– </text:span>Вы, наверное, ждёте кого-то?</text:p>
      <text:p text:style-name="P55"><text:span text:style-name="T11">– </text:span>Неа.</text:p>
      <text:p text:style-name="P55"><text:span text:style-name="T11">– </text:span>Просто обедаете?</text:p>
      <text:p text:style-name="P55"><text:span text:style-name="T11">– </text:span>Неа.</text:p>
      <text:p text:style-name="P55"><text:span text:style-name="T11">– </text:span>Просто сидите и мрачно смотрите на меня?</text:p>
      <text:p text:style-name="P55"><text:span text:style-name="T11">– </text:span>Неа.</text:p>
      <text:p text:style-name="P55"><text:soft-page-break/>Хм, а эта пони не из разговорчивых. Ну ладно.</text:p>
      <text:p text:style-name="P55"><text:span text:style-name="T11">– </text:span>А что же вы делаете?</text:p>
      <text:p text:style-name="P55"><text:span text:style-name="T11">– </text:span>Веселюсь. <text:span text:style-name="T11">– </text:span>мрачно заявила пони.</text:p>
      <text:p text:style-name="P55"><text:span text:style-name="T11">–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1">–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1">– </text:span>Мы с вами раньше встречались?</text:p>
      <text:p text:style-name="P55"><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1">– </text:span>Оставь, Салвер.<text:span text:style-name="T11"> </text:span>Ему за счёт заведения.</text:p>
      <text:p text:style-name="P53"><text:span text:style-name="T11">– </text:span>Ясно, мисс Пинки. <text:span text:style-name="T11">– </text:span>официантка кивнула и ушла.</text:p>
      <text:p text:style-name="P53"><text:span text:style-name="T11">– Ч</text:span>его-о-о?<text:span text:style-name="T11"> </text:span>Так это твой бар?</text:p>
      <text:p text:style-name="P53"><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3"><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1">– </text:span>У меня есть идея получше. <text:span text:style-name="T11">– </text:span>на свет показалась фляга Большого Макинтоша.</text:p>
      <text:p text:style-name="P53"><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1">– </text:span>Починил телегу. Только молчок про самогон, раз уж ты в курсе. <text:span text:style-name="T11">– </text:span>я разлил сидр по чашкам.</text:p>
      <text:p text:style-name="P53"><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oft-page-break/><text:s/>Сидр Биг Мака на вкус был безобидным, чуть забродившим яблочным соком. Я выпил полную чашку и заявил Пинки:</text:p>
      <text:p text:style-name="P53"><text:span text:style-name="T11">–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1">– У </text:span>тебя такая смешная мордочка! <text:span text:style-name="T11">– </text:span>захихикали Пинки, покачиваясь. <text:span text:style-name="T11">– </text:span>Как будто ты <text:span text:style-name="T70">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1">– </text:span>Эммм... Скажи-ка мне, мой друг П-п-пинки... Легенда про фаэри <text:span text:style-name="T16">— </text:span><text:span text:style-name="T70">эт правда?</text:span></text:p>
      <text:p text:style-name="P53"><text:span text:style-name="T16">– </text:span><text:span text:style-name="T70">Какая из? Их много, вообще-то. Ик!</text:span></text:p>
      <text:p text:style-name="P53"><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3"><text:span text:style-name="T16">– </text:span><text:span text:style-name="T70">Пока не умру?</text:span></text:p>
      <text:p text:style-name="P53"><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6"><text:soft-page-break/><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6"><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6"><text:span text:style-name="T11">– </text:span>У нас?</text:p>
      <text:p text:style-name="P56">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1">– </text:span>Стооой! <text:span text:style-name="T11">– </text:span>заорал я. <text:span text:style-name="T11">– </text:span>Выпрыгивай из бочки!!!</text:p>
      <text:p text:style-name="P56">Кобылка-пилот улыбнулась и постукала копытцем по шлему, показывая, что не слышит меня.</text:p>
      <text:p text:style-name="P56"><text:span text:style-name="T11">– </text:span>Выпрыгивааа... <text:span text:style-name="T11">–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1">– </text:span>Смотри, вот те и ответ на вопрос, куда деваются пони!</text:p>
      <text:p text:style-name="P56"><text:span text:style-name="T11">– </text:span>Где? <text:span text:style-name="T11">– </text:span>единорожка начала оглядываться.</text:p>
      <text:p text:style-name="P56"><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6"><text:soft-page-break/><text:span text:style-name="T11">– </text:span>И что? Я всё равно не пойму, куда пони деваются? И куда пропала Скуталу?</text:p>
      <text:p text:style-name="P56"><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5"><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1">P.S. Н</text:span>е гневите мироздание воровством! <text:span text:style-name="T31">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6"><text:span text:style-name="T11">–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1">–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6"><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6"><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1">– </text:span>Это неправильно! <text:span text:style-name="T11">– </text:span>заявила Рэйнбоу Дэш, отвернувшись от окна.</text:p>
      <text:p text:style-name="P56"><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6"><text:span text:style-name="T11">– </text:span>Да я не про то! <text:span text:style-name="T11">– </text:span>отмахнулась пегаска. <text:span text:style-name="T11">– </text:span>Посмотри на поле.</text:p>
      <text:p text:style-name="P56"><text:span text:style-name="T11">– </text:span>И что? Поле как поле.</text:p>
      <text:p text:style-name="P56"><text:span text:style-name="T11">– </text:span>Оно не убрано. <text:span text:style-name="T11">– </text:span>мрачно ответила пегаска. <text:span text:style-name="T11">–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1">– </text:span>У самого посёлка поля убраны. Наверняка дойдёт дело и до остальных.</text:p>
      <text:p text:style-name="P56"><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oft-page-break/><text:span text:style-name="T11">– </text:span>Спасибо, но от пинкиных плюшек у меня фланки округляются.</text:p>
      <text:p text:style-name="P56"><text:span text:style-name="T11">– </text:span>Да ладно тебе, Рэйнбоу Дэш! От одной не округлятся.</text:p>
      <text:p text:style-name="P56"><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1"> </text:span>Как будто…</text:p>
      <text:p text:style-name="P56"><text:span text:style-name="T11">–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1">–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1">– </text:span>Что за…?</text:p>
      <text:p text:style-name="P12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1">– </text:span>Леди и джентльпони! Просьба не паниковать! Поезд дальше не идёт: впереди провал! <text:span text:style-name="T11">– </text:span>крикнул проводник.</text:p>
      <text:p text:style-name="P56"><text:span text:style-name="T11">– </text:span>Какой ещё, в дышло, провал? Я проезжал тут два дня назад!</text:p>
      <text:p text:style-name="P56"><text:span text:style-name="T11">– </text:span>Безобразие! Верните мне деньги за билет!</text:p>
      <text:p text:style-name="P56"><text:span text:style-name="T11">– </text:span>Как вы смеете! Я опоздаю в порт! <text:s/><text:span text:style-name="T11">–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6"><text:span text:style-name="T11">– </text:span>Дэш, нам надо на ту сторону.</text:p>
      <text:p text:style-name="P56"><text:span text:style-name="T11">– </text:span>Нет проблем. Я могу тебя перенести.</text:p>
      <text:p text:style-name="P56">Я с сомнением посмотрел на пегаску. Дэш в холке была мне по пояс.</text:p>
      <text:p text:style-name="P56"><text:span text:style-name="T11">–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6">Мля.</text:p>
      <text:p text:style-name="P56"><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soft-page-break/>…</text:p>
      <text:p text:style-name="P56">Я валялся на насыпи и трясся как в лихорадке. От пережитого шока меня тошнило. Ёбаная Селестия!</text:p>
      <text:p text:style-name="P56"><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1">– </text:span>Я чувствую, что только что упустил отличную возможность отлить на вселенную!</text:p>
      <text:p text:style-name="P56"/>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6"><text:span text:style-name="T11">– </text:span>Удостоверение личности предъявлять? <text:span text:style-name="T11">– </text:span>осведомился я.</text:p>
      <text:p text:style-name="P56"><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6">Дэш, ни слова не говоря, прислонила ухо к двери.</text:p>
      <text:p text:style-name="P56"><text:span text:style-name="T11">– </text:span>Будешь смеяться, но именно этим он и занят. Вызывает полицию по телефону. <text:span text:style-name="T11">– </text:span>сообщила пегаска.</text:p>
      <text:p text:style-name="P56"><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oft-page-break/><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1">– </text:span>Сколько у нас времени?</text:p>
      <text:p text:style-name="P56">Дэш почесала в затылке.</text:p>
      <text:p text:style-name="P56"><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1">–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6">Снаружи послышался вой сирены и цокот множества копыт.</text:p>
      <text:p text:style-name="P56"><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1">– </text:span>Это твои двадцать минут? <text:span text:style-name="T11">– </text:span>возмутился я. <text:span text:style-name="T11">– </text:span>Да ещё и десяти не прошло!</text:p>
      <text:p text:style-name="P56">Дэш вымучено скривилась.</text:p>
      <text:p text:style-name="P56"><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6">Я разбил топором стеклянные дверцы прибора и вытащил рубины.</text:p>
      <text:p text:style-name="P56"><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oft-page-break/><text:span text:style-name="T11">– </text:span>Ну уж фигушки. Я тебя тут не оставлю.</text:p>
      <text:p text:style-name="P56"><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1">– Н</text:span>е тупи! <text:span text:style-name="T11">– </text:span>упрямо мотнула головой пегаска. <text:span text:style-name="T11">–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11">– </text:span>Быстро за мной! <text:span text:style-name="T11">–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1">– Ю-</text:span>хууу<text:span text:style-name="T11">!!!</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1">–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1">– </text:span>Макс, подвинься!</text:p>
      <text:p text:style-name="P56">Пегаска оттеснила меня крупом и повернулась к двери задом.</text:p>
      <text:p text:style-name="P56"><text:span text:style-name="T11">–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1">– </text:span>Ты чего на меня так уставился? <text:span text:style-name="T11">– </text:span>подозрительно спросила пегаска.</text:p>
      <text:p text:style-name="P56"><text:span text:style-name="T11">– </text:span>Да так… Не ожидал, что ты такая…</text:p>
      <text:p text:style-name="P56"><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oft-page-break/><text:span text:style-name="T11">– </text:span>Ты! Не! По! Нял! Те! Бе! Не! Льзя! Тут! Ос! Та! ВАТЬСЯ!!! <text:span text:style-name="T11">–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11">–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1">–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1">–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1">–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1">– </text:span>А это у нас кто? Гмм. Пегаска. Вот так раз! Рэйнбоу Дэш! Какими судьбами?</text:p>
      <text:p text:style-name="P56"><text:span text:style-name="T11">– </text:span>ТРИКСИ! <text:span text:style-name="T11">– <text:s/></text:span>фейсхуфнула Дэш. <text:span text:style-name="T11">– </text:span>Во имя Селестии, ЧТО ты тут делаешь?!!</text:p>
      <text:p text:style-name="P56"><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6"><text:soft-page-break/><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6"><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1">– </text:span>Ей ведь нельзя рассказывать, да?</text:p>
      <text:p text:style-name="P56"><text:span text:style-name="T11">– </text:span>Нельзя. <text:span text:style-name="T11">– </text:span>подтвердил я. <text:span text:style-name="T11">–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1">– </text:span>ОГО!</text:p>
      <text:p text:style-name="P56">Единорожка аж уселась на крыльцо от удивления.</text:p>
      <text:p text:style-name="P56"><text:span text:style-name="T11">–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1">– </text:span>Мы приняли решение не выдавать вас полиции в обмен на то, что вы расскажете нам о вашей секретной миссии!</text:p>
      <text:p text:style-name="P56"><text:span text:style-name="T11">– </text:span>Не пойдёт! <text:span text:style-name="T11">– </text:span>заявил я. <text:span text:style-name="T11">– </text:span>Я уже сказал, что это тайна. Мне добавить нечего.</text:p>
      <text:p text:style-name="P56"><text:span text:style-name="T11">– </text:span>Да неужели? <text:span text:style-name="T11">– </text:span>захлопала ресницами Трикси. <text:span text:style-name="T11">–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6"><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1">– </text:span>Стой! Что ты там сказала о Селестии?</text:p>
      <text:p text:style-name="P56"><text:soft-page-break/>Трикси молча левитировала мне газеты с трюмо.</text:p>
      <text:p text:style-name="P56">…</text:p>
      <text:p text:style-name="P56">Фак! Фак-фак-фак!!!</text:p>
      <text:p text:style-name="P56">«<text:span text:style-name="T31">Исчезновение дневной главы диархии: Эквестрия в панике!</text:span>» (статья двухдневной давности).</text:p>
      <text:p text:style-name="P56">«<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6">«<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6"><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1">–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1">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7"/>
      <text:h text:style-name="Heading_20_2" text:outline-level="2">14. <text:span text:style-name="T1">Деградация</text:span></text:h>
      <text:p text:style-name="P46">&lt;<text:span text:style-name="T74">David Bowie - Lets Dance/ Ashes To Ashes</text:span></text:p>
      <text:p text:style-name="P46"><text:span text:style-name="T74">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text:soft-page-break/>–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1">Добро пожаловать в Груммингтон! Вам здесь рады!</text:span></text:p>
      <text:p text:style-name="P56"><text:span text:style-name="T31">Население города </text:span><text:span text:style-name="T75">302 пони</text:span><text:span text:style-name="T31">.</text:span></text:p>
      <text:p text:style-name="P56"><text:span text:style-name="T75">250 пони</text:span><text:span text:style-name="T31">.</text:span></text:p>
      <text:p text:style-name="P56"><text:span text:style-name="T75">125 поней</text:span><text:span text:style-name="T31">.</text:span></text:p>
      <text:p text:style-name="P56"><text:span text:style-name="T31">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text:soft-page-break/>–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text:soft-page-break/>–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5">37 пни</text:span></text:p>
      <text:p text:style-name="P73">24пн</text:p>
      <text:p text:style-name="P73">15</text:p>
      <text:p text:style-name="P56"><text:span text:style-name="T31">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1">Добро пожаловать в Груммингтон! Вам здесь рады!</text:span></text:p>
      <text:p text:style-name="P56"><text:span text:style-name="T31">Население города </text:span><text:span text:style-name="T75">302 пони</text:span><text:span text:style-name="T31">.</text:span></text:p>
      <text:p text:style-name="P56"><text:span text:style-name="T75">250 пони</text:span><text:span text:style-name="T31">.</text:span></text:p>
      <text:p text:style-name="P56"><text:soft-page-break/><text:span text:style-name="T75">125 поней</text:span><text:span text:style-name="T31">.</text:span></text:p>
      <text:p text:style-name="P56"><text:span text:style-name="T31">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1">&lt;</text:span><text:span text:style-name="T61">Metallica-Enter Sandman</text:span><text:span text:style-name="T11">&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60">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text:soft-page-break/>Я поднял кусок газеты, прибитый ветром к ограждению и быстро пробежался по заголовкам.</text:p>
      <text:p text:style-name="P56">«<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text:soft-page-break/>–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text:soft-page-break/>–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soft-page-break/>…</text:p>
      <text:p text:style-name="P56"/>
      <text:p text:style-name="P56">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1">–</text:span> А какой у тебя там был образ жизни?</text:p>
      <text:p text:style-name="P56"><text:span text:style-name="T11">–</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1">–</text:span> Дискордовы яйца! Ты сидел в тюрьме? За что тебя посадили?</text:p>
      <text:p text:style-name="P56"><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8">Пегаска <text:span text:style-name="T11">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soft-page-break/>…</text:p>
      <text:p text:style-name="P47">&lt;<text:bookmark text:name="eow-title"/><text:span text:style-name="T66">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6">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1">—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1">– </text:span>Выф-выф-вуф! <text:span text:style-name="T11">– </text:span>возразил я.</text:p>
      <text:p text:style-name="P58">Отпихнув от лица живот пегаски и выплюнув шерсть, я продолжил.</text:p>
      <text:p text:style-name="P58"><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1">– </text:span>Бе-бе-бе! <text:span text:style-name="T11">– </text:span>устало передразнила меня Дэш. <text:span text:style-name="T11">–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1">– </text:span>Дэш, я знаю. Просто не могу о ней забыть.</text:p>
      <text:p text:style-name="P58">Пегаска тяжело поднялась.</text:p>
      <text:p text:style-name="P58"><text:span text:style-name="T11">– </text:span>Везёт же некоторым. <text:span text:style-name="T11">– </text:span>пробормотала она, раскрывая крылья для просушки.</text:p>
      <text:p text:style-name="P58">…</text:p>
      <text:p text:style-name="P58"><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8"><text:soft-page-break/>Я сидел на песке, прижимаясь спиной к спине пегаски. Её распахнутые крылья защищали меня от ветра.</text:p>
      <text:p text:style-name="P58"><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Ты же понимаешь, что я не люблю тебя?</text:span></text:p>
      <text:p text:style-name="P47">–<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60">Mothley Crue – Cickstart my heart</text:span>&gt;</text:p>
      <text:p text:style-name="P58">«<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1">–</text:span> Про меня таки забыли. Отлично.</text:p>
      <text:p text:style-name="P58"><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8"><text:span text:style-name="T11">–</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1">– </text:span>Твайлайт, привет! Мы вернулись! <text:span text:style-name="T11">–</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1">– К</text:span>АКОГО ХУЯ?!! Твайлайт, ёб твою понимать, ты чё творишь? <text:span text:style-name="T11">– </text:span>я вцепился в ручку двери.</text:p>
      <text:p text:style-name="P58"><text:span text:style-name="T11">– </text:span>Твайли, ты чего? <text:span text:style-name="T11">– </text:span>брыкалась Дэш. <text:span text:style-name="T11">– </text:span>Немедленно опусти меня на пол!</text:p>
      <text:p text:style-name="P58"><text:soft-page-break/><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ХРУСТЬ!</text:p>
      <text:p text:style-name="P58">Дверная ручка оторвалась с мясом и я продолжил низвержение в подвал.</text:p>
      <text:p text:style-name="P58"><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1">–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1">– </text:span>Твайлайт, не смей! <text:span text:style-name="T11">– </text:span>хриплым от ужаса голосом прошептал я.</text:p>
      <text:p text:style-name="P58"><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1">–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1">– О</text:span>у! <text:span text:style-name="T76">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1">– </text:span>Хрен-то тебе зачем? <text:span text:style-name="T11">– </text:span>с бессильной злостью спросил я. <text:span text:style-name="T11">– </text:span><text:span text:style-name="T76">Т</text:span>ы собираешься устроить филиал порнхаба для пони-извращенцев?</text:p>
      <text:p text:style-name="P58"><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pan text:style-name="T11">– </text:span>А если попроще?</text:p>
      <text:p text:style-name="P58"><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8"><text:span text:style-name="T11">–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1">–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1">–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1">–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1">– </text:span>Никогда, слышишь, никогда больше не смей подымать меня...</text:p>
      <text:p text:style-name="P58"><text:span text:style-name="T11">– </text:span>Откуда я знала, что резонансное заклинание так среагирует на...</text:p>
      <text:p text:style-name="P58"><text:span text:style-name="T11">– М</text:span>акс? <text:span text:style-name="T11">– </text:span>пегаска заметила, что я открыл глаза. <text:span text:style-name="T11">– </text:span>Ты в порядке?</text:p>
      <text:p text:style-name="P58"><text:soft-page-break/>Я издал нечто среднее между брачным рёвом лося и стоном умирающего слона.</text:p>
      <text:p text:style-name="P58"><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1">–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8"><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8"><text:span text:style-name="T11">– </text:span>Тебе-то на Понивилль точно махать! <text:span text:style-name="T11">– </text:span>огрызнулась фермерша. <text:span text:style-name="T11">– Т</text:span>вой дом, поди, не зацепит.</text:p>
      <text:p text:style-name="P58"><text:span text:style-name="T11">– </text:span>Что ты сказала? А ну, повтори? <text:span text:style-name="T11">– </text:span>взвилась пегаска.</text:p>
      <text:p text:style-name="P58"><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8"><text:span text:style-name="T11">– </text:span>Ась?</text:p>
      <text:p text:style-name="P58"><text:span text:style-name="T11">– </text:span>Что?</text:p>
      <text:p text:style-name="P58"><text:span text:style-name="T11">– </text:span>Какой? <text:span text:style-name="T11">– </text:span>разом <text:span text:style-name="T11">о</text:span>бернулась ко мне компания.</text:p>
      <text:p text:style-name="P58"><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8"><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8"><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1">– </text:span>Рэр, иногда лучше жевать, чем говорить. Вот честно!</text:p>
      <text:p text:style-name="P58"><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1">– </text:span>Они лежали в нагрудном кармане рубашки.</text:p>
      <text:p text:style-name="P58">Твайлайт отвлеклась от доски.</text:p>
      <text:p text:style-name="P58"><text:span text:style-name="T11">–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1">– </text:span>Вот, прибрался малёхо. Но с потолка сажу ещё не успел счистить, там стремянка нужна.</text:p>
      <text:p text:style-name="P58"><text:span text:style-name="T11">– </text:span>Спайки-Вайки, не выкидывай одежду, пожалуйста. В ней должны быть рубины.</text:p>
      <text:p text:style-name="P58"><text:span text:style-name="T11">– </text:span>Какие ещё рубины? <text:span text:style-name="T11">– </text:span>переспросил Спайк и зажевал быстрее.</text:p>
      <text:p text:style-name="P58"><text:span text:style-name="T11">–</text:span> Резонаторные! <text:span text:style-name="T11">–</text:span> холодея, ответил я. <text:span text:style-name="T11">– </text:span>В кармане рубашки должны лежать четыре кристалла.</text:p>
      <text:p text:style-name="P58"><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2"/>
      <text:p text:style-name="P58">…</text:p>
      <text:p text:style-name="P58"/>
      <text:p text:style-name="P58"><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1">– </text:span>Макс. Ты сейчас правильный, или нет?</text:p>
      <text:p text:style-name="P58"><text:span text:style-name="T11">– </text:span>Макс, ты как? Тебе уже лучше? <text:span text:style-name="T11">– </text:span>в прямоугольнике появилась голова Рэйнбоу Дэш.</text:p>
      <text:p text:style-name="P58"><text:span text:style-name="T11">– </text:span>Фигурально выражаясь, ты в себе? <text:span text:style-name="T11">– </text:span>вклинилась между ними Твайлайт Спаркл.</text:p>
      <text:p text:style-name="P58"><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1">– </text:span>Отпустите. Я уже правильный. <text:span text:style-name="T11">–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8"><text:span text:style-name="T11">– </text:span>Спайк!!! Немедленно... <text:s/>сбегай в лавку к Кейкам за выпечкой! Нам всем нужно успокоиться.</text:p>
      <text:p text:style-name="P58"><text:span text:style-name="T11">– </text:span>Уже бегу!</text:p>
      <text:p text:style-name="P58"/>
      <text:p text:style-name="P59">***</text:p>
      <text:p text:style-name="P58"/>
      <text:p text:style-name="P58">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8"><text:span text:style-name="T11">– </text:span>Не беспокойся, всё просчитано. Я уверена, я подчёркиваю, абсолютно уверена в безопасности эксперимента!</text:p>
      <text:p text:style-name="P58"><text:span text:style-name="T11">– </text:span>Ой, чего-то мне нехорошо становится, когда ты так говоришь...</text:p>
      <text:p text:style-name="P58"><text:span text:style-name="T11">–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60">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8">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8">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1">– </text:span>А-а-а, ты всё-таки пришёл… <text:span text:style-name="T11">–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1">–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1">–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1">– </text:span>Сожалеем, что не можем убить тебя.</text:p>
      <text:p text:style-name="P58">Обернувшись я встречаюсь с рогом аликорницы, нацеленным мне в грудь.</text:p>
      <text:p text:style-name="P58"><text:span text:style-name="T11">–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1">–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oft-page-break/><text:span text:style-name="T11">–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1">– </text:span>Кимеринн погиб, чтобы ты жил.</text:p>
      <text:p text:style-name="P58">Шаг назад.</text:p>
      <text:p text:style-name="P58"><text:span text:style-name="T11">– </text:span>Сел осталась без магии и развоплотилась из-за тебя.</text:p>
      <text:p text:style-name="P58">Шаг назад.</text:p>
      <text:p text:style-name="P58"><text:span text:style-name="T11">– </text:span>Столько надежд впустую. И, как финальная насмешка, ты увидишь гибель всего, что Нам дорого?! Не бывать этому! ПОШЁЛ ВОН!!!</text:p>
      <text:p text:style-name="P58">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1">– </text:span>Как тебя зовут, малышка? Я постараюсь найти тебя. Может быть, ещё не поздно.</text:p>
      <text:p text:style-name="P58"><text:soft-page-break/>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1">– </text:span>Ну что? Увидел что-нибудь, сахарок?</text:p>
      <text:p text:style-name="P58">Пони уставились на меня с надеждой.</text:p>
      <text:p text:style-name="P58"><text:span text:style-name="T11">– </text:span>Да.</text:p>
      <text:p text:style-name="P58">Откровение давило на психику как тонна кирпичей. Я не знал, что им сказать. Я не мог.</text:p>
      <text:p text:style-name="P58"><text:span text:style-name="T11">– П</text:span>ревосходно!</text:p>
      <text:p text:style-name="P58"><text:span text:style-name="T11">– </text:span>Это просто супер-дупер-здоровски-потрясно!</text:p>
      <text:p text:style-name="P58"><text:span text:style-name="T11">– </text:span>Йей!</text:p>
      <text:p text:style-name="P58"><text:span text:style-name="T11">– </text:span>Ю-ху!</text:p>
      <text:p text:style-name="P58"><text:span text:style-name="T11">– О</text:span>фигенно! Мы победили! Макс, ты молодец!</text:p>
      <text:p text:style-name="P58"><text:span text:style-name="T11">– </text:span>Замечательно! Секундочку, я приготовлю дневник…</text:p>
      <text:p text:style-name="P58">Восторг пони постепенно сменился ожиданием. Я молчал.</text:p>
      <text:p text:style-name="P58"><text:span text:style-name="T11">– </text:span>Э-м-м? И что же ты увидел? <text:span text:style-name="T11">– </text:span>не выдержала Твайлайт.</text:p>
      <text:p text:style-name="P58"><text:span text:style-name="T11">– </text:span>Я… не могу сказать.</text:p>
      <text:p text:style-name="P58">Ожидание сменилось недоумением. Рэйнбоу Дэш насмешливо скривила губы.</text:p>
      <text:p text:style-name="P58"><text:span text:style-name="T11">– </text:span>Да ладно! Кончай прикалываться, мы же ждём! Шутка зачлась!</text:p>
      <text:p text:style-name="P58"><text:span text:style-name="T11">– </text:span>Не могу!!!</text:p>
      <text:p text:style-name="P58"/>
      <text:p text:style-name="P58">…</text:p>
      <text:p text:style-name="P58"/>
      <text:p text:style-name="P58">Молчание прервала Эпплджек.</text:p>
      <text:p text:style-name="P58"><text:span text:style-name="T11">– </text:span>Сахарок, с тобой всё в порядке?</text:p>
      <text:p text:style-name="P58"><text:soft-page-break/>Дэш подошла ко мне вплотную, обняла мою голову и прижалась нос к носу.</text:p>
      <text:p text:style-name="P58"><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8">Я высвободился из объятий пегаски.</text:p>
      <text:p text:style-name="P58"><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1">– </text:span>Конски яблоки! Вот это поворот! А мне так хотелось узнать, что за нечисть тут орудует!</text:p>
      <text:p text:style-name="P58"><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1">– </text:span>Рэр, отвали!</text:p>
      <text:p text:style-name="P58"><text:span text:style-name="T11">– </text:span>Оу, какие страсти! Ладно-ладно, не сердись, дорогая, не мешаю!</text:p>
      <text:p text:style-name="P58"><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1">– </text:span>Стойте!</text:p>
      <text:p text:style-name="P58">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8"><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8">…</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8">…</text:p>
      <text:p text:style-name="P58"><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8">Пегаска сжала голову копытами.</text:p>
      <text:p text:style-name="P58"><text:span text:style-name="T11">–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8"><text:span text:style-name="T11">–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8"><text:span text:style-name="T11">– </text:span>Бедный котик. <text:span text:style-name="T11">– </text:span>прошептала Флаттершай.</text:p>
      <text:p text:style-name="P58"><text:soft-page-break/>Я насторожился, услышав знакомое заклинание.</text:p>
      <text:p text:style-name="P58"><text:span text:style-name="T11">– </text:span>Стой! Откуда тебе известно про заклинание Стирания?</text:p>
      <text:p text:style-name="P58"><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8"><text:span text:style-name="T11">– </text:span>Гм. Ну ладно, продолжай.</text:p>
      <text:p text:style-name="P58"><text:span text:style-name="T11">– </text:span>Так вот, по условию эксперимента известно, что вероятность того, что кто-то откроет ящик, ненулевая.</text:p>
      <text:p text:style-name="P58"><text:span text:style-name="T11">– </text:span>И что это означает, дорогая? <text:span text:style-name="T11">– </text:span>спросила Рэрити.</text:p>
      <text:p text:style-name="P58"><text:span text:style-name="T11">– </text:span>Это значит, что кто-нибудь когда-нибудь обязательно откроет его.</text:p>
      <text:p text:style-name="P58"><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8"><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1">–</text:span> То есть, ты хочешь сказать, что мы все — навроде этого кота, а Макс боится открыть ящик? Чтоб мы не исчезли окончательно?</text:p>
      <text:p text:style-name="P58"><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1">– </text:span>Лягать! <text:span text:style-name="T11">– </text:span>выругалась Дэш. <text:span text:style-name="T11">– </text:span>Значит, наши усилия по доставке резонаторов пошли лесом.</text:p>
      <text:p text:style-name="P58"><text:span text:style-name="T11">–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1">– </text:span>Тихо! Спайк, будь добр, сбегай к Кейкам за выпечкой. Нам надо успокоиться. Макс, хоть про Селестию ты нам можешь рассказать?</text:p>
      <text:p text:style-name="P58"><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8"><text:span text:style-name="T11">– А </text:span>как ты узнал… <text:span text:style-name="T11">– </text:span>начала было единорожка, но её перебил напряжённый голос Спайка.</text:p>
      <text:p text:style-name="P58"><text:span text:style-name="T11">– </text:span>Твай! <text:span text:style-name="T11">– </text:span>дракончик стоял в дверях спиной к нам. <text:span text:style-name="T11">– </text:span>У нас гости.</text:p>
      <text:p text:style-name="P58">Спайк попятился назад. Дверь широко растворилась и в библиотеку вошла Луна.</text:p>
      <text:p text:style-name="P58"/>
      <text:h text:style-name="Heading_20_2" text:outline-level="2"><text:soft-page-break/>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1">– </text:span>Макс, беги!!!</text:p>
      <text:p text:style-name="P58">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8">Мы с пегаской застыли в синем левитационном поле и поплыли к Луне.</text:p>
      <text:p text:style-name="P58"><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1">–</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5">Добавить в главы с Твайлайт её попытки заигрывания с Максом</text:span><text:span text:style-name="T11">&gt;</text:span></text:p>
      <text:p text:style-name="P58">В голосе лавандовой единорожки звучал металл. Мы опять полетели к Твайлайт.</text:p>
      <text:p text:style-name="P58"><text:span text:style-name="T11">–</text:span> ДОВОЛЬНО! НАМ НАДОЕЛА ЭТА НЕПОКОРНОСТЬ! ПОЗНАЙ ГНЕВ ПРИНЦЕССЫ НОЧИ!!!</text:p>
      <text:p text:style-name="P58"><text:span text:style-name="T11">–</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8"><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8"><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8"><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8"><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1">– О</text:span>хренеть! <text:span text:style-name="T11">– </text:span>чертыхнулся Спайк. <text:span text:style-name="T11">– </text:span><text:s/>Твай, она создаёт сферу стихий!</text:p>
      <text:p text:style-name="P58"><text:span text:style-name="T11">– </text:span>Вижу! <text:span text:style-name="T11">– </text:span>донёсся голос единорожки из-под потолка. <text:span text:style-name="T11">–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1">– </text:span>Погоди. У меня есть вариант получше.</text:p>
      <text:p text:style-name="P58">Я вылез из-под шкафа и попрыгал на одной ноге в центр зала.</text:p>
      <text:p text:style-name="P58"><text:span text:style-name="T11">– </text:span>Стойте! Прекратите! Да остановитесь же!!!</text:p>
      <text:p text:style-name="P58">Аликорница и шестёрка уставились на меня.</text:p>
      <text:p text:style-name="P58"><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8"><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1">– </text:span>Как ты её назвал? <text:span text:style-name="T11">– </text:span>отвалилась челюсть у аликорницы.</text:p>
      <text:p text:style-name="P58"><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8"><text:span text:style-name="T11">– </text:span>Что? <text:span text:style-name="T11">–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text:soft-page-break/>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1">– </text:span>Твайлайт, Дёрпи сказала, у тебя есть «Особенности поведения, питания и размножения приматов»? Я бы хотела её ненадолго… Ого!!!</text:p>
      <text:p text:style-name="P58">После долгой паузы тот же голос спросил:</text:p>
      <text:p text:style-name="P58"><text:span text:style-name="T11">– </text:span>Что тут случилось? Почему все висят в воздухе? И всё вот это?</text:p>
      <text:p text:style-name="P58">Голос Спайка откуда-то из подвала ответил:</text:p>
      <text:p text:style-name="P58"><text:span text:style-name="T11">– </text:span>Потому что Твайлайт остановила время. В радиусе девяти метров, как мне кажется. Или десяти.</text:p>
      <text:p text:style-name="P58"><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1">–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1">–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1">– </text:span>Эмм, я вам подхожу?</text:p>
      <text:p text:style-name="P58"><text:span text:style-name="T11">– </text:span>КТО ТЫ?</text:p>
      <text:p text:style-name="P58"><text:span text:style-name="T11">– </text:span>Эмм, Лира Хартстрингс, единорог. Я не то, чтобы маг, моя специализация — музыка…</text:p>
      <text:p text:style-name="P58"><text:soft-page-break/><text:span text:style-name="T11">– </text:span>ГОДИТСЯ! ТЫ ВИДИШЬ ТОЧКУ СИНГУЛЯРНОСТИ?</text:p>
      <text:p text:style-name="P58"><text:span text:style-name="T11">– </text:span>Эмм?</text:p>
      <text:p text:style-name="P58">Голос Спайка пояснил:</text:p>
      <text:p text:style-name="P58"><text:span text:style-name="T11">– </text:span>Вон та яркая искорка над лестницей, у которой вся картинка искривляется.</text:p>
      <text:p text:style-name="P58"><text:span text:style-name="T11">– </text:span>Да! Вижу.</text:p>
      <text:p text:style-name="P58"><text:span text:style-name="T11">– </text:span>ТЕПЕРЬ ЛЕВИТИРУЙ ПРИМАТА В ТОЧКУ СИНГУЛЯРНОСТИ.</text:p>
      <text:p text:style-name="P58"><text:span text:style-name="T11">– </text:span>Чего?!! <text:span text:style-name="T11">– </text:span>возопило моё малое сознание.</text:p>
      <text:p text:style-name="P58"><text:span text:style-name="T11">– </text:span>Эмм… Зачем?</text:p>
      <text:p text:style-name="P58"><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8"><text:span text:style-name="T11">– </text:span>Вы даёте слово, что человеку не будет причинён вред? <text:span text:style-name="T11">– </text:span>голос Лиры обрёл непривычную твёрдость.</text:p>
      <text:p text:style-name="P58"><text:span text:style-name="T11">– </text:span>КАК ТЫ СМЕЕШЬ СОМНЕВАТЬСЯ В НАС, СВОЕЙ ПРИНЦЕССЕ?</text:p>
      <text:p text:style-name="P58"><text:span text:style-name="T11">– Я </text:span>не сомневаюсь в вас, Ваше Высочество… Потому и требую слова!</text:p>
      <text:p text:style-name="P58"><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1">– </text:span>Ну, блядь, спасибо! <text:span text:style-name="T11">– </text:span>подумал я.</text:p>
      <text:p text:style-name="P58"><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1">–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1">– </text:span>Давай по-порядку. <text:span text:style-name="T11">– о</text:span>становила меня Луна. <text:span text:style-name="T11">– </text:span>С чего ты взял, что она в твоём мире?</text:p>
      <text:p text:style-name="P58">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1">– </text:span>Теперь ты понимаешь, почему Мы виним тебя в развоплощении сестры?</text:p>
      <text:p text:style-name="P58"><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8">Луна пристально взглянула на меня и понимающе склонила голову.</text:p>
      <text:p text:style-name="P58"><text:span text:style-name="T11">– </text:span>Мы знаем, иногда так бывает. Продолжай.</text:p>
      <text:p text:style-name="P58"><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1">– </text:span>Да, помним.</text:p>
      <text:p text:style-name="P58"><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8">Луна сморщила нос при этих словах, но всё же кивнула.</text:p>
      <text:p text:style-name="P58"><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1">– </text:span>Я приглашу их. Они не откажутся.</text:p>
      <text:p text:style-name="P58"><text:span text:style-name="T11">– </text:span>Что ж, ещё одной проблемой меньше. Теперь нужно решить, как найти Сел. Кто-то должен отправиться за ней.</text:p>
      <text:p text:style-name="P58"><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8"><text:span text:style-name="T11">– </text:span>А если…</text:p>
      <text:p text:style-name="P58"><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8"><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1">– </text:span>Почему же ты не смогла найти меня с его помощью?</text:p>
      <text:p text:style-name="P58">Аликорница смутилась.</text:p>
      <text:p text:style-name="P58"><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8"><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8"><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8"><text:span text:style-name="T11">– </text:span>А также совместить приятное с полезным. <text:span text:style-name="T11">–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1">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1">– </text:span>Спасибо, Дэш. Ты настоящий друг.</text:p>
      <text:p text:style-name="P58"><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49"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8"><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1">– </text:span>Макс, ты тут? <text:span text:style-name="T11">–</text:span>Дэш просунула нос в дверь, не дожидаясь отклика. <text:span text:style-name="T11">– </text:span>Ага, вот ты где! Я с тобой!</text:p>
      <text:p text:style-name="P58">Она швырнула перемётные сумки мне на постель и пошла к выходу.</text:p>
      <text:p text:style-name="P58"><text:span text:style-name="T11">– </text:span>Ну, чего застрял? Пошли скорее, а то на хавчик опоздаем! <text:span text:style-name="T11">–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1">– </text:span>Располагайтесь. <text:span text:style-name="T11">–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8"><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8"><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1">–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text:soft-page-break/></text:p>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text:soft-page-break/>–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3">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text:soft-page-break/>–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2">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0">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8"><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text:soft-page-break/>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text:soft-page-break/>–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6">Electric Light Orchestra – Sorrow about to fall</text:p>
      <text:p text:style-name="P58">Скалу ощутимо тряхнуло. Грибной суп выплеснулся из супницы на стол.</text:p>
      <text:p text:style-name="P58"><text:soft-page-break/>–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 Чудесно! Осталось дело за малым — найти Сестру.</text:p>
      <text:p text:style-name="P58"><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8">–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oft-page-break/><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1"><text:span text:style-name="T11">–</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text:soft-page-break/>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6"><text:span text:style-name="T11">~~~ </text:span>Человек Макс <text:span text:style-name="T11">~~~</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74">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text:soft-page-break/>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text:soft-page-break/></text:p>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Луна отдаёт короткую команду в интерком и наперерез падающим фигуркам с «Конкордии» пикирует звено Вондерболтов.</text:p>
      <text:p text:style-name="P58">– <text:span text:style-name="T31">ПОНИ! ВЫ ЗАЕБАЛИ!!! ВЫ ДАДИТЕ МНЕ СПАТЬ, ИЛИ НЕТ?!! КЛЯНУСЬ ХВОСТОМ, ВЫ ТАКИ ОТ МЕНЯ ОТСТАНЕТЕ, НЕ БУДЬ Я АГАМЕМНОН-БЕСКЛАННИК!</text:span></text:p>
      <text:p text:style-name="P58">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text:soft-page-break/>спасению Селли же... Блядь, может, со мной что-то не так? Может, спасение Эквестрии придёт тогда, кода я самовыпилюсь?<text:span text:style-name="T11">&lt;</text:span><text:span text:style-name="T25">Описать нарастание депрессивных мыслей от описанных случая к случаю</text:span><text:span text:style-name="T11">&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oft-page-break/><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text:soft-page-break/>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1. <text:span text:style-name="T1">Терра</text:span></text:h>
      <text:h text:style-name="P150" text:outline-level="3">Воскресение</text:h>
      <text:p text:style-name="P53">&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text:soft-page-break/></text:p>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5"/>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text:soft-page-break/></text:p>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Понедельник</text:h>
      <text:p text:style-name="P58">&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4">…</text:p>
      <text:p text:style-name="P94">…</text:p>
      <text:p text:style-name="P94">Конфликт с узлом 5</text:p>
      <text:p text:style-name="P94">…</text:p>
      <text:p text:style-name="P94">…</text:p>
      <text:p text:style-name="P94">Конфликт с узлом 12</text:p>
      <text:p text:style-name="P94">…</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oft-page-break/><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text:soft-page-break/>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50"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2"><text:s/>– Ты его слишком… эмм, упрощаешь. – продолжала Флаттершай. – Вот, взгляни сюда.</text:p>
      <text:p text:style-name="P102">Флаттершай повернула ко мне экран. Мультяшный Дискорд с заплаканными глазами стоял на ледовом катке перед брошенными коньками.</text:p>
      <text:p text:style-name="P102"><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4"><text:soft-page-break/>– А ты в курсе, что твой Дискорд многократно сжигал Селестию живьём? – выпалил я.</text:p>
      <text:p text:style-name="P114">–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2"><text:span text:style-name="T11">– Это всего лишь твои домыслы. С тем же успехом я могу объяснить это тем, что он </text:span>— злой придурок!</text:p>
      <text:p text:style-name="P114">– Это не мои…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2">Флаттершай слабо улыбнулась.</text:p>
      <text:p text:style-name="P114">– Я не сержусь… На Дискорда трудно не злиться… Он так себя ведёт, потому что его это… эмм, забавляет.</text:p>
      <text:p text:style-name="P3"/>
      <text:p text:style-name="Text_20_body">…</text:p>
      <text:p text:style-name="P125"/>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6">– Что ты решил, Анон?</text:p>
      <text:p text:style-name="P96">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text:soft-page-break/>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4">…</text:p>
      <text:p text:style-name="P94">Конфликт с узлом 2</text:p>
      <text:p text:style-name="P94">Конфликт с узлом 3</text:p>
      <text:p text:style-name="P94">…</text:p>
      <text:p text:style-name="P94">Конфликт с узлом 5</text:p>
      <text:p text:style-name="P94">…</text:p>
      <text:p text:style-name="P94">…</text:p>
      <text:p text:style-name="P94">Конфликт с узлом 8</text:p>
      <text:p text:style-name="P94">…</text:p>
      <text:p text:style-name="P94">…</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soft-page-break/>***</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text:soft-page-break/>–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text:soft-page-break/>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text:soft-page-break/></text:p>
      <text:p text:style-name="P70">***</text:p>
      <text:p text:style-name="P69"/>
      <text:p text:style-name="P1">…</text:p>
      <text:p text:style-name="P94">Конфликт с узлом 3</text:p>
      <text:p text:style-name="P94">…</text:p>
      <text:p text:style-name="P94">Конфликт с узлом 6</text:p>
      <text:p text:style-name="P94">Конфликт с узлом 7</text:p>
      <text:p text:style-name="P94">…</text:p>
      <text:p text:style-name="P94">Конфликт с узлом 9</text:p>
      <text:p text:style-name="P94">…</text:p>
      <text:p text:style-name="P94">…</text:p>
      <text:p text:style-name="P94">Конфликт с узлом 11</text:p>
      <text:p text:style-name="P94">Конфликт с узлом 12</text:p>
      <text:p text:style-name="P94">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text:soft-page-break/></text:p>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text:soft-page-break/>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3">…</text:p>
      <text:p text:style-name="P93"><text:soft-page-break/>…</text:p>
      <text:p text:style-name="P93">Cluster restarting…</text:p>
      <text:p text:style-name="P93">Zookeeper service initiated. Sending heartbeats to all nodes…</text:p>
      <text:p text:style-name="P93">Classloader start…</text:p>
      <text:p text:style-name="P93">Loading dictionaries…</text:p>
      <text:p text:style-name="P93"><text:span text:style-name="T11">Nash </text:span>AI module start…</text:p>
      <text:p text:style-name="P93">Celest AI submodule found… Acquiring…</text:p>
      <text:p text:style-name="P93">UI module start…</text:p>
      <text:p text:style-name="P93">…</text:p>
      <text:p text:style-name="P91">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text:soft-page-break/>–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text:soft-page-break/>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45"/>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Я задержался, запирая дверь. Девушки разбрелись по квартире.</text:p>
      <text:p text:style-name="P104"><text:soft-page-break/><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4">– Не нравится мне тут. Чуйка нехорошая…</text:p>
      <text:p text:style-name="P101"><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4">– Привет, Сел.</text:p>
      <text:p text:style-name="P143">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4"/>
      <text:h text:style-name="P147" text:outline-level="2">24. Отбытие</text:h>
      <text:p text:style-name="P118">&lt;Mission Impossible theme ?&gt;</text:p>
      <text:p text:style-name="P102"><text:span text:style-name="T11">– </text:span>Оп-па! – пробормотала Эпплджек. – Нежданчик!</text:p>
      <text:p text:style-name="P102">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2">Дискорд обернулся на голос и в этот момент я швырнул в него кружкой и бросился к нему через комнату с занесеным над головой стулом.</text:p>
      <text:p text:style-name="P102">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text:soft-page-break/>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лапе и покрутил пальцем у виска.</text:p>
      <text:p text:style-name="P102">– Потому что ты напал на него. – пожала плечами Эпплджек. – Я и подумала — тебе виднее. И подсобила маленько.</text:p>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1"><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text:span text:style-name="T11">– Нет! Дискорд </text:span>— не убийца!</text:p>
      <text:p text:style-name="P121"><text:soft-page-break/>С необычной для неё силой, Флаттершай вытащила кляп изо рта драконикуса.</text:p>
      <text:p text:style-name="P12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1">Или драконикус — гениальный актёр, или… ?</text:p>
      <text:p text:style-name="P121">Я вернулся к драконикусу и уселся на стул напротив него.</text:p>
      <text:p text:style-name="P121"><text:span text:style-name="T11">– </text:span>Говори.</text:p>
      <text:p text:style-name="P121">Дискорд немного успокоился.</text:p>
      <text:p text:style-name="P121"><text:s/><text:span text:style-name="T11">–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1"><text:span text:style-name="T11">– </text:span>А кто тогда наслал на нас этих уродов с рисованными рожами? Кто пытался убить меня раз за разом?</text:p>
      <text:p text:style-name="P121">У драконикуса глаза полезли на лоб.</text:p>
      <text:p text:style-name="P121"><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Я задумался. Драконикус, похоже, говорил искренне. Но кто тогда всё это время играл с нами, <text:span text:style-name="T25">словно кот с мышью</text:span>?</text:p>
      <text:p text:style-name="P121"><text:span text:style-name="T11">– </text:span>Анон! <text:span text:style-name="T11">– </text:span>крикнула Эпплджек из прихожей. <text:span text:style-name="T11">– </text:span>Я слышу шум за дверью!</text:p>
      <text:p text:style-name="P121">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1"><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3">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text:soft-page-break/>Верёвка в кухонном окне дёргалась под весом карабкающихся девушек. Я словил её и стал на подоконник.</text:p>
      <text:p text:style-name="P121">Блё-о-о!</text:p>
      <text:p text:style-name="P121">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1">Я задрал голову.</text:p>
      <text:p text:style-name="P121">О! Так уже легче! Надо мной всего лишь два этажа. Десять метров верёвки. Если не смотреть вниз, то…</text:p>
      <text:p text:style-name="P121">Я вытер ладони о штаны, ухватил канат и сделал шаг вперёд… </text:p>
      <text:p text:style-name="P121">…</text:p>
      <text:p text:style-name="P121">Святые яйца, я действительно ЭТО сделал!</text:p>
      <text:p text:style-name="P121">…</text:p>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Этот самоубийственный поступок фермерши я могу объяснить только полным отсутствием у неё опыта лазания по канатам.</text:p>
      <text:p text:style-name="P121"><text:soft-page-break/>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Бляблябляблябля!!!</text:p>
      <text:p text:style-name="P121">БУДЕМ ЖИВЫ — СТАНУ АЛЬПИНИСТО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На длинной шее драконикус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1"><text:soft-page-break/><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1">…ограда края крыши промелькнула под нами…</text:p>
      <text:p text:style-name="P121"><text:span text:style-name="T11">– …</text:span>собственно, на дольше у меня не хватит магии…</text:p>
      <text:p text:style-name="P121"/>
      <text:p text:style-name="P121">Мы летели навстречу закату.</text:p>
      <text:p text:style-name="P121"/>
      <text:p text:style-name="P121">…</text:p>
      <text:p text:style-name="P121"/>
      <text:p text:style-name="P121">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1"><text:span text:style-name="T11">– </text:span>Ю-ху-у-у!!!</text:p>
      <text:p text:style-name="P12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закрыла глаза и отвернулась.</text:p>
      <text:p text:style-name="P121">– ВНИМАНИЕ!!! – заорал Дискорд, сложил крылья и влетел в коридор.</text:p>
      <text:p text:style-name="P121"/>
      <text:p text:style-name="P122">***</text:p>
      <text:p text:style-name="P122"/>
      <text:p text:style-name="P121">Бля!!!</text:p>
      <text:h text:style-name="Heading_20_2" text:outline-level="2"/>
      <text:h text:style-name="Heading_20_2" text:outline-level="2">25. Разговор за столиком в тишине</text:h>
      <text:p text:style-name="First_20_line_20_indent"><text:span text:style-name="T11">&lt;</text:span><text:span text:style-name="T61">Queen – Flash</text:span><text:span text:style-name="T11">&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text:soft-page-break/>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1">– Т</text:span>ы что за хрен вообще? <text:span text:style-name="T11">– наконец сподобился я на членораздельную речь.</text:span></text:p>
      <text:p text:style-name="P53">Зверь смутился.</text:p>
      <text:p text:style-name="P53"><text:span text:style-name="T11">–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text:soft-page-break/>– Так лучше?</text:p>
      <text:p text:style-name="P43">– Вполне.</text:p>
      <text:p text:style-name="P43">Кажется, за последние пару месяцев я разучился удивляться.</text:p>
      <text:p text:style-name="P53"><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3"/>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6"><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1">– Если я расскажу тебе н</text:span>астоящую<text:span text:style-name="T11"> причину </text:span>— ты исчезнешь! <text:span text:style-name="T11">– угрюмо заявил я.</text:span></text:p>
      <text:p text:style-name="P43">Морда Анакорна осветилась радостным озарением.</text:p>
      <text:p text:style-name="P43"/>
      <text:p text:style-name="P56"><text:span text:style-name="T11">–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text:soft-page-break/></text:p>
      <text:p text:style-name="P56"><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6"/>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text:soft-page-break/></text:p>
      <text:p text:style-name="P102">Я запротестовал.</text:p>
      <text:p text:style-name="P105">– В Эквестрии не двигают солнце! Аликорны лишь корректируют орбиту Эквуса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2">Анакорн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5"/>
      <text:p text:style-name="P102">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5"/>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3">.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oft-page-break/><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2">–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text:span><text:span text:style-name="T50">Проводник — тот, кто сможет исправить основные дефекты Эквуса и вывести его из клинической смерти.</text:span></text:p>
      <text:p text:style-name="P102"><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2">Я вспомнил события последнего времени<text:span text:style-name="T11">.</text:span></text:p>
      <text:p text:style-name="P102">–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2">Анакорн с такой силой сжал магическим захватом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2"><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9">–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2"><text:soft-page-break/><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мне больше заняться нечем, как лепить пони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значительно снизился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9">Я опять задумался. В голове было пусто.</text:p>
      <text:p text:style-name="P109">– Почему бы не оставить самую главную? Ту, что описана в мультике?</text:p>
      <text:p text:style-name="P109">–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Что скажет любой программист, предложи ему соединить несколько несовместимых объектов?</text:p>
      <text:p text:style-name="P110"><text:soft-page-break/></text:p>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0"/>
      <text:p text:style-name="P109">Анакорн аж подпрыгнул на месте от восторга и стал мне аплодировать.</text:p>
      <text:p text:style-name="P109"/>
      <text:p text:style-name="P109"><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10">Я подозрительно посмотрел на Анакорна.</text:p>
      <text:p text:style-name="P109"><text:span text:style-name="T18">– </text:span><text:span text:style-name="T54">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1">– </text:span>Эээ… Тут я тебе точно не помощник. Никогда не писал ничего сложнее технической документации к программам.</text:p>
      <text:p text:style-name="P109"><text:span text:style-name="T11">– </text:span>Пиши, как есть. <text:span text:style-name="T11">– </text:span>развёл копытами Анакорн. <text:span text:style-name="T11">– </text:span>Авось сгодится. Я писать точно не буду <text:span text:style-name="T64">— ты меня с кьютимарками уже пригрузил на ближайшие тысячи лет.</text:span></text:p>
      <text:p text:style-name="P109">…</text:p>
      <text:p text:style-name="P109">Факн щит<text:note text:id="ftn14" text:note-class="footnote"><text:note-citation>14</text:note-citation><text:note-body><text:p text:style-name="P139">Fucking shit —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
      <text:p text:style-name="P109"><text:soft-page-break/>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2">–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text:soft-page-break/>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
      <text:p text:style-name="P109">Анакорн скривился и отвёл глаза.</text:p>
      <text:p text:style-name="P109"/>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9">Я вздохнул. Слишком много философии на мою голову!</text:p>
      <text:p text:style-name="P109">– Делай, как я сказал! А я сделаю своё.</text:p>
      <text:p text:style-name="P109"/>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text:soft-page-break/></text:p>
      <text:p text:style-name="P103">***</text:p>
      <text:p text:style-name="P110"/>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нерешительно стояла передо мной в ореоле гривы. Потом она сделала шаг навстречу.</text:p>
      <text:p text:style-name="P110">–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10">Я устало рассмеялся.</text:p>
      <text:p text:style-name="P110">– Сел, я завязал с конеёбством. Извини.</text:p>
      <text:p text:style-name="P110">– В другое время, в другом месте, Анон! В другое время, в другом месте!</text:p>
      <text:p text:style-name="P110"/>
      <text:p text:style-name="P111">***</text:p>
      <text:p text:style-name="P113"/>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text:p>
      <text:p text:style-name="P106">–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2"/>
      <text:p text:style-name="P115">***</text:p>
      <text:p text:style-name="P114"/>
      <text:p text:style-name="P106">– Думал от меня в другой реальности спрятаться?!</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2"/>
      <text:p text:style-name="P107">***</text:p>
      <text:p text:style-name="P102"/>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6"><text:soft-page-break/>–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А ты как?</text:p>
      <text:p text:style-name="P101"><text:span text:style-name="T37">– Я в порядке. Вот, возвращаюсь </text:span>в свой мир. Ну, не совсем <text:span text:style-name="T1">в свой</text:span>. Почти.</text:p>
      <text:p text:style-name="P101"><text:span text:style-name="T1">–</text:span> Навсегда?</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1"><text:span text:style-name="T1">–</text:span> И тебя, и Твайлайт, и <text:span text:style-name="T1">Пинки</text:span>, и Селестию,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1">Я опустил руку на шею Дэш и ощутил теплоту и лёгкое покалывание в пустоте.</text:p>
      <text:p text:style-name="P101"><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1"><text:span text:style-name="T1">–</text:span> И лучше рано, чем поздно! Я не люблю ждать!</text:p>
      <text:p text:style-name="P101"><text:span text:style-name="T1">–</text:span> Да, Дэш. <text:span text:style-name="T1">–</text:span> её образ начал таять. <text:span text:style-name="T1">–</text:span> Да, я помню.</text:p>
      <text:p text:style-name="P101">Я всё ещё помню…</text:p>
      <text:p text:style-name="P58"/>
      <text:h text:style-name="Heading_20_2" text:outline-level="2">Эпилог. Земля</text:h>
      <text:p text:style-name="P116">&lt;<text:span text:style-name="T60">Daft Punk – Get Lucky</text:span>&gt;</text:p>
      <text:p text:style-name="P120">Звон будильника чуть не проломил башку. Я открыл глаза. </text:p>
      <text:p text:style-name="P12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9">Хоть абзац напишу! Уже хоть какой-то крохотный шажок, с которого можно будет начать. Как там у Лао-Цзы? Дорога в тысячу ли начинается-бла-бла-бля!</text:p>
      <text:p text:style-name="P119">Попытка притронуться щёткой к зубу вызвала ноющую боль. </text:p>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9">Доставая из стола ключи от машины, опять наткнулся взглядом на эскиз.</text:p>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9">Назову-ка я фантазию «Последний фанфик»…</text:p>
      <text:p text:style-name="P119"/>
      <text:p text:style-name="P1"><text:span text:style-name="T37">&lt;</text:span><text:span text:style-name="T27">И вообще, обзаведусь в конце-концов рогом и наставлю Селестиии рогов!»</text:span><text:span text:style-name="T37">&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6">&lt;<text:span text:style-name="T1"> Пони — сельские жители и не любят больших городов. </text:span>&gt;</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08T00:43:17.75</dc:date>
    <meta:editing-duration>P124DT4H58M35S</meta:editing-duration>
    <meta:editing-cycles>7542</meta:editing-cycles>
    <meta:generator>OpenOffice/4.1.1$Win32 OpenOffice.org_project/411m6$Build-9775</meta:generator>
    <dc:creator>макс </dc:creator>
    <meta:document-statistic meta:table-count="0" meta:image-count="0" meta:object-count="0" meta:page-count="191" meta:paragraph-count="4110" meta:word-count="87915" meta:character-count="558350"/>
  </office:meta>
</office:document-meta>
</file>